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20000000204B249CA79A42C6D7.png" manifest:media-type="image/png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" svg:font-family="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cm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size="15pt" fo:font-weight="bold" style:font-size-asian="16pt" style:font-weight-asian="bold" style:font-size-complex="16pt" style:font-weight-complex="bold"/>
    </style:style>
    <style:style style:name="T7" style:family="text">
      <style:text-properties fo:font-size="15pt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33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3" style:family="text">
      <style:text-properties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4" style:family="text">
      <style:text-properties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5" style:family="text">
      <style:text-properties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16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fo:font-weight="bold" style:font-size-asian="18pt" style:font-weight-asian="bold" style:font-size-complex="18pt" style:font-weight-complex="bold"/>
    </style:style>
    <style:style style:name="T20" style:family="text">
      <style:text-properties fo:font-size="16pt" fo:font-weight="normal" style:font-size-asian="18pt" style:font-weight-asian="normal" style:font-size-complex="18pt" style:font-weight-complex="normal"/>
    </style:style>
    <style:style style:name="T21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28" style:family="text">
      <style:text-properties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29" style:family="text">
      <style:text-properties style:text-position="-33% 58%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0" style:family="text">
      <style:text-properties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6699" fo:font-size="15pt" style:font-size-asian="16pt" style:font-size-complex="16pt"/>
    </style:style>
    <style:style style:name="T32" style:family="text">
      <style:text-properties fo:color="#006699" fo:font-size="16pt" fo:font-weight="bold" style:font-size-asian="18pt" style:font-weight-asian="bold" style:font-size-complex="18pt" style:font-weight-complex="bold"/>
    </style:style>
    <style:style style:name="T33" style:family="text">
      <style:text-properties fo:color="#006699" fo:font-size="16pt" fo:font-weight="normal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99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6699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38" style:family="text">
      <style:text-properties fo:color="#006699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9" style:family="text">
      <style:text-properties fo:color="#006699" fo:font-size="15pt" fo:font-weight="bold" style:font-size-asian="16pt" style:font-weight-asian="bold" style:font-size-complex="16pt" style:font-weight-complex="bold"/>
    </style:style>
    <style:style style:name="T40" style:family="text">
      <style:text-properties fo:color="#006699"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41" style:family="text">
      <style:text-properties fo:color="#006699" style:text-position="-33% 58%"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42" style:family="text">
      <style:text-properties fo:color="#996600" fo:font-size="15pt" fo:font-weight="bold" style:font-size-asian="16pt" style:font-weight-asian="bold" style:font-size-complex="16pt" style:font-weight-complex="bold"/>
    </style:style>
    <style:style style:name="T43" style:family="text">
      <style:text-properties fo:color="#996600" fo:font-size="15pt" fo:font-weight="normal" style:font-size-asian="16pt" style:font-weight-asian="normal" style:font-size-complex="16pt" style:font-weight-complex="normal"/>
    </style:style>
    <style:style style:name="T44" style:family="text">
      <style:text-properties fo:color="#006633" fo:font-size="15pt" fo:font-weight="normal" style:font-size-asian="16pt" style:font-weight-asian="normal" style:font-size-complex="16pt" style:font-weight-complex="normal"/>
    </style:style>
    <style:style style:name="T45" style:family="text">
      <style:text-properties fo:font-variant="normal" fo:text-transform="none" fo:color="#0066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6633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50" style:family="text">
      <style:text-properties fo:color="#006633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51" style:family="text">
      <style:text-properties fo:color="#006633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2" style:family="text">
      <style:text-properties fo:color="#006633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53" style:family="text">
      <style:text-properties fo:font-variant="normal" fo:text-transform="none" fo:color="#0066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33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8" style:family="text">
      <style:text-properties fo:color="#996600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9" style:family="text">
      <style:text-properties fo:color="#996600" style:text-position="-33% 58%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0" style:family="text">
      <style:text-properties fo:color="#996600" fo:font-size="16pt" fo:font-weight="bold" style:font-size-asian="18pt" style:font-weight-asian="bold" style:font-size-complex="18pt" style:font-weight-complex="bold"/>
    </style:style>
    <style:style style:name="T61" style:family="text">
      <style:text-properties fo:color="#996600" fo:font-size="16pt" fo:font-weight="normal" style:font-size-asian="18pt" style:font-weight-asian="normal" style:font-size-complex="18pt" style:font-weight-complex="normal"/>
    </style:style>
    <style:style style:name="T62" style:family="text">
      <style:text-properties fo:color="#996600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996600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996600" fo:font-size="15pt" style:font-size-asian="16pt" style:font-size-complex="16pt"/>
    </style:style>
    <style:style style:name="T65" style:family="text">
      <style:text-properties fo:font-variant="normal" fo:text-transform="none" fo:color="#996600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6600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6600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996600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996600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72" style:family="text">
      <style:text-properties fo:color="#996600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73" style:family="text">
      <style:text-properties fo:color="#996600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4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996600" style:text-position="-33% 58%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6" style:family="text">
      <style:text-properties style:use-window-font-color="true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5 -</text:p>
            <text:p text:style-name="P1">Q-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Value Iteration Reca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olicy </text:span><text:span text:style-name="T2">and </text:span><text:span text:style-name="T1">Value Iteration </text:span><text:span text:style-name="T2">algorithms require knowledge of </text:span><text:span text:style-name="T1">environment dynamics</text:span></text:p>
                <text:p><text:span text:style-name="T1"/></text:p>
                <text:p><text:span text:style-name="T1"/></text:p>
                <text:list>
                  <text:list-item>
                    <text:p><text:span text:style-name="T3">P(s’ | s, a)</text:span><text:span text:style-name="T2"> has to be known</text:span></text:p>
                  </text:list-item>
                </text:list>
                <text:p><text:span text:style-name="T2"/></text:p>
              </text:list-item>
              <text:list-item>
                <text:p><text:span text:style-name="T2">In many real world problems the environment dynamics is not known before hand =&gt; the agent has to </text:span><text:span text:style-name="T3">estimate rewards </text:span><text:span text:style-name="T4">and </text:span><text:span text:style-name="T3">improve its policy </text:span><text:span text:style-name="T4">based on direct interaction with the environment</text:span></text:p>
              </text:list-item>
            </text:list>
          </draw:text-box>
        </draw:frame>
        <draw:frame draw:style-name="gr2" draw:text-style-name="P5" draw:layer="layout" svg:width="12.942cm" svg:height="1.433cm" svg:x="7.529cm" svg:y="7.2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Functio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stead of a </text:span><text:span text:style-name="T3">state value</text:span><text:span text:style-name="T4"> function, we are more explicit, in storing the value of executing </text:span><text:span text:style-name="T3">an action</text:span><text:span text:style-name="T4"> in a </text:span><text:span text:style-name="T3">given state</text:span></text:p>
                <text:p><text:span text:style-name="T4"/></text:p>
                <text:p><text:span text:style-name="T2"/></text:p>
                <text:p><text:span text:style-name="T2"/></text:p>
              </text:list-item>
              <text:list-item>
                <text:p><text:span text:style-name="T2">Bellman equation for q-function</text:span></text:p>
              </text:list-item>
            </text:list>
          </draw:text-box>
        </draw:frame>
        <draw:frame draw:style-name="gr2" draw:text-style-name="P5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25.368cm" svg:height="1.428cm" svg:x="1.316cm" svg:y="12.6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6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6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6"><text:span text:style-name="T10"><text:s text:c="4"/></text:span><text:span text:style-name="T10">with prob 1-</text:span><text:span text:style-name="T12">ε: return </text:span></text:p>
            <text:p text:style-name="P6"><text:span text:style-name="T15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6"><text:span text:style-name="T20"><text:s text:c="4"/></text:span><text:span text:style-name="T19">for</text:span><text:span text:style-name="T20"> all s in S, a in A </text:span><text:span text:style-name="T19">do</text:span></text:p>
            <text:p text:style-name="P6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6"><text:span text:style-name="T20"><text:s text:c="4"/></text:span><text:span text:style-name="T19">end for</text:span></text:p>
            <text:p text:style-name="P6"><text:span text:style-name="T20"><text:s text:c="4"/></text:span><text:span text:style-name="T19">for</text:span><text:span text:style-name="T20"> all episodes </text:span><text:span text:style-name="T19">do</text:span></text:p>
            <text:p text:style-name="P6"><text:span text:style-name="T19"><text:s text:c="8"/></text:span><text:span text:style-name="T20">s ← initial state </text:span></text:p>
            <text:p text:style-name="P6"><text:span text:style-name="T20"><text:s text:c="8"/></text:span><text:span text:style-name="T19">while </text:span><text:span text:style-name="T20">s not final state </text:span><text:span text:style-name="T19">do</text:span></text:p>
            <text:p text:style-name="P6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6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6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6"><text:span text:style-name="T13"><text:s text:c="13"/></text:span><text:span text:style-name="T27">s ← s’</text:span></text:p>
            <text:p text:style-name="P6"><text:span text:style-name="T20"><text:s text:c="8"/></text:span><text:span text:style-name="T19">end while</text:span></text:p>
            <text:p text:style-name="P6"><text:span text:style-name="T19"><text:s text:c="4"/></text:span><text:span text:style-name="T19">end for</text:span><text:span text:style-name="T20"> </text:span></text:p>
            <text:p text:style-name="P6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6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6"><text:span text:style-name="T20"><text:s text:c="4"/></text:span><text:span text:style-name="T19">end for </text:span></text:p>
            <text:p text:style-name="P6"><text:span text:style-name="T18"><text:s text:c="4"/></text:span><text:span text:style-name="T18">return </text:span><text:span text:style-name="T21">π</text:span></text:p>
            <text:p text:style-name="P6"><text:span text:style-name="T20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31">Agent learns by observing consequences</text:span></text:p>
            <text:p><text:span text:style-name="T31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6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6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6"><text:span text:style-name="T10"><text:s text:c="4"/></text:span><text:span text:style-name="T10">with prob 1-</text:span><text:span text:style-name="T12">ε: return </text:span></text:p>
            <text:p text:style-name="P6"><text:span text:style-name="T15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6"><text:span text:style-name="T20"><text:s text:c="4"/></text:span><text:span text:style-name="T19">for</text:span><text:span text:style-name="T20"> all s in S, a in A </text:span><text:span text:style-name="T19">do</text:span></text:p>
            <text:p text:style-name="P6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6"><text:span text:style-name="T20"><text:s text:c="4"/></text:span><text:span text:style-name="T19">end for</text:span></text:p>
            <text:p text:style-name="P6"><text:span text:style-name="T20"><text:s text:c="4"/></text:span><text:span text:style-name="T32">for</text:span><text:span text:style-name="T33"> all episodes </text:span><text:span text:style-name="T32">do</text:span></text:p>
            <text:p text:style-name="P6"><text:span text:style-name="T19"><text:s text:c="8"/></text:span><text:span text:style-name="T33">s ← initial state </text:span></text:p>
            <text:p text:style-name="P6"><text:span text:style-name="T20"><text:s text:c="8"/></text:span><text:span text:style-name="T32">while </text:span><text:span text:style-name="T33">s not final state </text:span><text:span text:style-name="T32">do</text:span></text:p>
            <text:p text:style-name="P6"><text:span text:style-name="T34"><text:s text:c="12"/></text:span><text:span text:style-name="T35">pick action </text:span><text:span text:style-name="T36">a</text:span><text:span text:style-name="T24">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6"><text:span text:style-name="T13"><text:s text:c="13"/></text:span><text:span text:style-name="T37">execute </text:span><text:span text:style-name="T38">a</text:span><text:span text:style-name="T37"> → get reward r and next state </text:span><text:span text:style-name="T38">s’</text:span></text:p>
            <text:p text:style-name="P6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6"><text:span text:style-name="T13"><text:s text:c="13"/></text:span><text:span text:style-name="T38">s ← s’</text:span></text:p>
            <text:p text:style-name="P6"><text:span text:style-name="T20"><text:s text:c="8"/></text:span><text:span text:style-name="T32">end while</text:span></text:p>
            <text:p text:style-name="P6"><text:span text:style-name="T19"><text:s text:c="4"/></text:span><text:span text:style-name="T19">end for</text:span><text:span text:style-name="T20"> </text:span></text:p>
            <text:p text:style-name="P6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6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6"><text:span text:style-name="T20"><text:s text:c="4"/></text:span><text:span text:style-name="T19">end for </text:span></text:p>
            <text:p text:style-name="P6"><text:span text:style-name="T18"><text:s text:c="4"/></text:span><text:span text:style-name="T18">return </text:span><text:span text:style-name="T21">π</text:span></text:p>
            <text:p text:style-name="P6"><text:span text:style-name="T20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31">Q-values adjusted through </text:span><text:span text:style-name="T39">temporal </text:span></text:p>
            <text:p><text:span text:style-name="T39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6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6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6"><text:span text:style-name="T10"><text:s text:c="4"/></text:span><text:span text:style-name="T10">with prob 1-</text:span><text:span text:style-name="T12">ε: return </text:span></text:p>
            <text:p text:style-name="P6"><text:span text:style-name="T15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6"><text:span text:style-name="T20"><text:s text:c="4"/></text:span><text:span text:style-name="T19">for</text:span><text:span text:style-name="T20"> all s in S, a in A </text:span><text:span text:style-name="T19">do</text:span></text:p>
            <text:p text:style-name="P6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6"><text:span text:style-name="T20"><text:s text:c="4"/></text:span><text:span text:style-name="T19">end for</text:span></text:p>
            <text:p text:style-name="P6"><text:span text:style-name="T20"><text:s text:c="4"/></text:span><text:span text:style-name="T19">for</text:span><text:span text:style-name="T20"> all episodes </text:span><text:span text:style-name="T19">do</text:span></text:p>
            <text:p text:style-name="P6"><text:span text:style-name="T19"><text:s text:c="8"/></text:span><text:span text:style-name="T20">s ← initial state </text:span></text:p>
            <text:p text:style-name="P6"><text:span text:style-name="T20"><text:s text:c="8"/></text:span><text:span text:style-name="T19">while </text:span><text:span text:style-name="T20">s not final state </text:span><text:span text:style-name="T19">do</text:span></text:p>
            <text:p text:style-name="P6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6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6"><text:span text:style-name="T28"><text:s text:c="13"/></text:span><text:span text:style-name="T38">q(s, a) ← q(s, a) + α(</text:span><text:span text:style-name="T40">r + γmax</text:span><text:span text:style-name="T41">a’</text:span><text:span text:style-name="T40">q(s’,a’ ) - q(s, a)</text:span><text:span text:style-name="T38">)</text:span></text:p>
            <text:p text:style-name="P6"><text:span text:style-name="T13"><text:s text:c="13"/></text:span><text:span text:style-name="T27">s ← s’</text:span></text:p>
            <text:p text:style-name="P6"><text:span text:style-name="T20"><text:s text:c="8"/></text:span><text:span text:style-name="T19">end while</text:span></text:p>
            <text:p text:style-name="P6"><text:span text:style-name="T19"><text:s text:c="4"/></text:span><text:span text:style-name="T19">end for</text:span><text:span text:style-name="T20"> </text:span></text:p>
            <text:p text:style-name="P6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6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6"><text:span text:style-name="T20"><text:s text:c="4"/></text:span><text:span text:style-name="T19">end for </text:span></text:p>
            <text:p text:style-name="P6"><text:span text:style-name="T18"><text:s text:c="4"/></text:span><text:span text:style-name="T18">return </text:span><text:span text:style-name="T21">π</text:span></text:p>
            <text:p text:style-name="P6"><text:span text:style-name="T20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42"><text:s text:c="4"/></text:span><text:span text:style-name="T43">Learning policy is greedy</text:span></text:p>
            <text:p><text:span text:style-name="T7"><text:s text:c="4"/></text:span><text:span text:style-name="T44">Play policy allows for exploration</text:span></text:p>
            <text:p><text:span text:style-name="T5"/></text:p>
            <text:p text:style-name="P6"><text:span text:style-name="T45">procedure </text:span><text:span text:style-name="T46">ε</text:span><text:span text:style-name="T47">-Greedy</text:span><text:span text:style-name="T48"> </text:span><text:span text:style-name="T47">(s, q, </text:span><text:span text:style-name="T49">ε</text:span><text:span text:style-name="T50">)</text:span></text:p>
            <text:p text:style-name="P6"><text:span text:style-name="T47"><text:s text:c="4"/></text:span><text:span text:style-name="T47">with prob </text:span><text:span text:style-name="T49">ε: <text:s text:c="3"/>return </text:span><text:span text:style-name="T51">random(A)</text:span><text:span text:style-name="T50"> </text:span></text:p>
            <text:p text:style-name="P6"><text:span text:style-name="T47"><text:s text:c="4"/></text:span><text:span text:style-name="T47">with prob 1-</text:span><text:span text:style-name="T49">ε: return </text:span></text:p>
            <text:p text:style-name="P6"><text:span text:style-name="T52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6"><text:span text:style-name="T20"><text:s text:c="4"/></text:span><text:span text:style-name="T19">for</text:span><text:span text:style-name="T20"> all s in S, a in A </text:span><text:span text:style-name="T19">do</text:span></text:p>
            <text:p text:style-name="P6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6"><text:span text:style-name="T20"><text:s text:c="4"/></text:span><text:span text:style-name="T19">end for</text:span></text:p>
            <text:p text:style-name="P6"><text:span text:style-name="T20"><text:s text:c="4"/></text:span><text:span text:style-name="T19">for</text:span><text:span text:style-name="T20"> all episodes </text:span><text:span text:style-name="T19">do</text:span></text:p>
            <text:p text:style-name="P6"><text:span text:style-name="T19"><text:s text:c="8"/></text:span><text:span text:style-name="T20">s ← initial state </text:span></text:p>
            <text:p text:style-name="P6"><text:span text:style-name="T20"><text:s text:c="8"/></text:span><text:span text:style-name="T19">while </text:span><text:span text:style-name="T20">s not final state </text:span><text:span text:style-name="T19">do</text:span></text:p>
            <text:p text:style-name="P6"><text:span text:style-name="T22"><text:s text:c="12"/></text:span><text:span text:style-name="T53">pick action </text:span><text:span text:style-name="T54">a </text:span><text:span text:style-name="T55">using </text:span><text:span text:style-name="T46">ε</text:span><text:span text:style-name="T47">-Greedy</text:span><text:span text:style-name="T56"> </text:span><text:span text:style-name="T47">(s, q, </text:span><text:span text:style-name="T49">ε</text:span><text:span text:style-name="T50">)</text:span></text:p>
            <text:p text:style-name="P6"><text:span text:style-name="T50"><text:s text:c="13"/></text:span><text:span text:style-name="T50">execute </text:span><text:span text:style-name="T57">a</text:span><text:span text:style-name="T13"> → get reward r and next state </text:span><text:span text:style-name="T27">s’</text:span></text:p>
            <text:p text:style-name="P6"><text:span text:style-name="T28"><text:s text:c="13"/></text:span><text:span text:style-name="T27">q(s, a) ← q(s, a) + α(r + γ</text:span><text:span text:style-name="T58">max</text:span><text:span text:style-name="T59">a’</text:span><text:span text:style-name="T58">q(s’,a’ )</text:span><text:span text:style-name="T27"> - q(s, a))</text:span></text:p>
            <text:p text:style-name="P6"><text:span text:style-name="T13"><text:s text:c="13"/></text:span><text:span text:style-name="T27">s ← s’</text:span></text:p>
            <text:p text:style-name="P6"><text:span text:style-name="T20"><text:s text:c="8"/></text:span><text:span text:style-name="T19">end while</text:span></text:p>
            <text:p text:style-name="P6"><text:span text:style-name="T19"><text:s text:c="4"/></text:span><text:span text:style-name="T19">end for</text:span><text:span text:style-name="T20"> </text:span></text:p>
            <text:p text:style-name="P6"><text:span text:style-name="T20"><text:s text:c="4"/></text:span><text:span text:style-name="T60">for</text:span><text:span text:style-name="T61"> all </text:span><text:span text:style-name="T62">s</text:span><text:span text:style-name="T61"> in S </text:span><text:span text:style-name="T60">do</text:span></text:p>
            <text:p text:style-name="P6"><text:span text:style-name="T60"><text:s text:c="8"/></text:span><text:span text:style-name="T62">π(s)</text:span><text:span text:style-name="T61"> ← </text:span><text:span text:style-name="T62">argmax</text:span><text:span text:style-name="T63">a in A</text:span><text:span text:style-name="T62"> q(s, a)</text:span></text:p>
            <text:p text:style-name="P6"><text:span text:style-name="T61"><text:s text:c="4"/></text:span><text:span text:style-name="T60">end for </text:span></text:p>
            <text:p text:style-name="P6"><text:span text:style-name="T18"><text:s text:c="4"/></text:span><text:span text:style-name="T18">return </text:span><text:span text:style-name="T21">π</text:span></text:p>
            <text:p text:style-name="P6"><text:span text:style-name="T20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SARSA Algorithm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 text:style-name="P6"><text:span text:style-name="T64">Learning is </text:span><text:span text:style-name="T42">on-policy</text:span></text:p>
            <text:p text:style-name="P6"><text:span text:style-name="T42"><text:s text:c="4"/></text:span><text:span text:style-name="T43">Action used to play/explore = <text:s/></text:span></text:p>
            <text:p text:style-name="P6"><text:span text:style-name="T43"><text:s text:c="4"/></text:span><text:span text:style-name="T43">action used for updating the q-values</text:span></text:p>
            <text:p text:style-name="P6"><text:span text:style-name="T5"/></text:p>
            <text:p text:style-name="P6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6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6"><text:span text:style-name="T10"><text:s text:c="4"/></text:span><text:span text:style-name="T10">with prob 1-</text:span><text:span text:style-name="T12">ε: return </text:span></text:p>
            <text:p text:style-name="P6"><text:span text:style-name="T15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16">procedure SARSA (&lt;S, A, </text:span><text:span text:style-name="T17">γ</text:span><text:span text:style-name="T18">&gt;, </text:span><text:span text:style-name="T12">ε</text:span><text:span text:style-name="T19">)</text:span></text:p>
            <text:p text:style-name="P6"><text:span text:style-name="T20"><text:s text:c="4"/></text:span><text:span text:style-name="T19">for</text:span><text:span text:style-name="T20"> all s in S, a in A </text:span><text:span text:style-name="T19">do</text:span></text:p>
            <text:p text:style-name="P6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6"><text:span text:style-name="T20"><text:s text:c="4"/></text:span><text:span text:style-name="T19">end for</text:span></text:p>
            <text:p text:style-name="P6"><text:span text:style-name="T20"><text:s text:c="4"/></text:span><text:span text:style-name="T19">for</text:span><text:span text:style-name="T20"> all episodes </text:span><text:span text:style-name="T19">do</text:span></text:p>
            <text:p text:style-name="P6"><text:span text:style-name="T19"><text:s text:c="8"/></text:span><text:span text:style-name="T20">s ← initial state </text:span></text:p>
            <text:p text:style-name="P6"><text:span text:style-name="T18"><text:s text:c="8"/></text:span><text:span text:style-name="T65">pick action </text:span><text:span text:style-name="T66">a </text:span><text:span text:style-name="T67">from </text:span><text:span text:style-name="T66">s </text:span><text:span text:style-name="T67">using </text:span><text:span text:style-name="T68">ε</text:span><text:span text:style-name="T69">-Greedy</text:span><text:span text:style-name="T70"> </text:span><text:span text:style-name="T69">(s, q, </text:span><text:span text:style-name="T71">ε</text:span><text:span text:style-name="T72">)</text:span></text:p>
            <text:p text:style-name="P6"><text:span text:style-name="T20"><text:s text:c="8"/></text:span><text:span text:style-name="T19">while </text:span><text:span text:style-name="T20">s not final state </text:span><text:span text:style-name="T19">do</text:span></text:p>
            <text:p text:style-name="P6"><text:span text:style-name="T13"><text:s text:c="13"/></text:span><text:span text:style-name="T72">execute </text:span><text:span text:style-name="T73">a</text:span><text:span text:style-name="T72"> → get reward r and next state </text:span><text:span text:style-name="T73">s’</text:span></text:p>
            <text:p text:style-name="P6"><text:span text:style-name="T74"><text:s text:c="13"/></text:span><text:span text:style-name="T69">Pick action a’ from s’ using</text:span><text:span text:style-name="T70"> </text:span><text:span text:style-name="T68">ε</text:span><text:span text:style-name="T69">-Greedy</text:span><text:span text:style-name="T70"> </text:span><text:span text:style-name="T69">(s’, q, </text:span><text:span text:style-name="T71">ε</text:span><text:span text:style-name="T72">)</text:span></text:p>
            <text:p text:style-name="P6"><text:span text:style-name="T28"><text:s text:c="13"/></text:span><text:span text:style-name="T27">q(s, a) ← q(s, a) + α(</text:span><text:span text:style-name="T73">r + γ</text:span><text:span text:style-name="T75"> </text:span><text:span text:style-name="T73">q(s’,a’ ) </text:span><text:span text:style-name="T76">- q(s, a)</text:span><text:span text:style-name="T27">)</text:span></text:p>
            <text:p text:style-name="P6"><text:span text:style-name="T13"><text:s text:c="13"/></text:span><text:span text:style-name="T73">s ← s’, a ← a’</text:span></text:p>
            <text:p text:style-name="P6"><text:span text:style-name="T20"><text:s text:c="8"/></text:span><text:span text:style-name="T19">end while</text:span></text:p>
            <text:p text:style-name="P6"><text:span text:style-name="T19"><text:s text:c="4"/></text:span><text:span text:style-name="T19">end for</text:span><text:span text:style-name="T20"> </text:span></text:p>
            <text:p text:style-name="P6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6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6"><text:span text:style-name="T20"><text:s text:c="4"/></text:span><text:span text:style-name="T19">end for </text:span></text:p>
            <text:p text:style-name="P6"><text:span text:style-name="T18"><text:s text:c="4"/></text:span><text:span text:style-name="T18">return </text:span><text:span text:style-name="T21">π</text:span></text:p>
            <text:p text:style-name="P6"><text:span text:style-name="T20"><text:s text:c="4"/></text:span></text:p>
          </draw:text-box>
        </draw:frame>
        <draw:frame draw:style-name="gr2" draw:text-style-name="P5" draw:layer="layout" svg:width="3.589cm" svg:height="1.01cm" svg:x="6.909cm" svg:y="15.2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rgarzonj/gym-blocksworld" xlink:type="simple">BlocksWorld</text:a><text:s/>environment in <text:a xlink:href="http://gym.openai.com/docs/" xlink:type="simple">OpenAI Gym</text:a>:</text:p>
                <text:list>
                  <text:list-item>
                    <text:p>Simplified action space: single move action</text:p>
                    <text:list>
                      <text:list-item>
                        <text:p>move(a, b) – move block a <text:span text:style-name="T77">on top of </text:span><text:span text:style-name="T78">b</text:span></text:p>
                      </text:list-item>
                      <text:list-item>
                        <text:p><text:span text:style-name="T78">move(a, floor) – move block a to the floor</text:span></text:p>
                      </text:list-item>
                    </text:list>
                  </text:list-item>
                  <text:list-item>
                    <text:p>Rewards: -1 each valid action, -10 for an invalid action (e.g. moving a block from middle of stack), 0 for achieving target configuration</text:p>
                  </text:list-item>
                </text:list>
              </text:list-item>
              <text:list-item>
                <text:p><text:span text:style-name="T1">Task 1</text:span></text:p>
                <text:list>
                  <text:list-item>
                    <text:p>Implement a Q-Learning agent and a SARSA agent for the classic blocks world problem</text:p>
                  </text:list-item>
                  <text:list-item>
                    <text:p>Compare learned policy against your planning from Lab 3 for the three test cases uploaded on the course web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ynamic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BlocksWorld environment with dynamic actions</text:span></text:p>
                <text:list>
                  <text:list-item>
                    <text:p><text:span text:style-name="T2">Modified version of Lab2 BlocksWorld environment where the environment step function returns a (</text:span><text:span text:style-name="T3">next state, reward, finished) </text:span><text:span text:style-name="T4">tuple</text:span></text:p>
                  </text:list-item>
                  <text:list-item>
                    <text:p><text:span text:style-name="T4">Two dynamic actions:</text:span></text:p>
                    <text:list>
                      <text:list-item>
                        <text:p><text:span text:style-name="T4">Pickup succeeds partially (block may remain on the table)</text:span></text:p>
                      </text:list-item>
                      <text:list-item>
                        <text:p><text:span text:style-name="T4">Unstack succeeds parially (block falls on the table from robot arm)</text:span></text:p>
                      </text:list-item>
                    </text:list>
                  </text:list-item>
                  <text:list-item>
                    <text:p><text:span text:style-name="T4">State serialized as </text:span><text:span text:style-name="T79">frozenset</text:span><text:span text:style-name="T4"> of blocks in stacks + block in robot arm (or Block(“0”) otherwise)</text:span></text:p>
                  </text:list-item>
                </text:list>
              </text:list-item>
              <text:list-item>
                <text:p><text:span text:style-name="T1">Task 2</text:span></text:p>
                <text:list>
                  <text:list-item>
                    <text:p>Implement a Q-Learning agent and a SARSA agent for the dynamic blocks world problem (learning to solve a single environment at a time)</text:p>
                  </text:list-item>
                  <text:list-item>
                    <text:p>Compare learned policy against your planning from Lab 2 for the three test cases uploaded to the course web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" svg:font-family="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5H4M48S</meta:editing-duration>
    <meta:editing-cycles>60</meta:editing-cycles>
    <meta:generator>LibreOffice/6.1.5.2$Linux_X86_64 LibreOffice_project/10$Build-2</meta:generator>
    <dc:title>Midnightblue</dc:title>
    <meta:initial-creator>Alexandru Sorici</meta:initial-creator>
    <dc:date>2021-04-04T21:16:39.924849117</dc:date>
    <dc:creator>Alexandru Sorici</dc:cre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2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sup>
                <mi>q</mi>
                <mi>π</mi>
              </msup>
              <mrow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n>1</mn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row>
          <munder>
            <mo stretchy="false">∑</mo>
            <mrow>
              <mi>s</mi>
              <mrow>
                <mi>'</mi>
                <mo stretchy="false">∈</mo>
                <mi>S</mi>
              </mrow>
            </mrow>
          </munder>
          <mrow>
            <munder>
              <mo stretchy="false">∑</mo>
              <mrow>
                <mi>r</mi>
                <mo stretchy="false">∈</mo>
                <mi>R</mi>
              </mrow>
            </munder>
            <mrow>
              <mi>p</mi>
              <mrow>
                <mo fence="true" stretchy="false">(</mo>
                <mrow>
                  <mrow>
                    <mi>s</mi>
                    <mi>'</mi>
                    <mi>,</mi>
                    <mrow>
                      <mi>r</mi>
                      <mo stretchy="false">∣</mo>
                      <mi>s</mi>
                    </mrow>
                    <mi>,</mi>
                    <mi>a</mi>
                  </mrow>
                </mrow>
                <mo fence="true" stretchy="false">)</mo>
              </mrow>
              <mrow>
                <mo fence="true" stretchy="false">[</mo>
                <mrow>
                  <mrow>
                    <mrow>
                      <mi>r</mi>
                      <mo stretchy="false">+</mo>
                      <mi>γ</mi>
                    </mrow>
                    <msup>
                      <mi>q</mi>
                      <mi>π</mi>
                    </msup>
                    <mrow>
                      <mo fence="true" stretchy="false">(</mo>
                      <mrow>
                        <mrow>
                          <mi>s</mi>
                          <mi>'</mi>
                          <mi>,</mi>
                          <mi>π</mi>
                          <mrow>
                            <mo fence="true" stretchy="false">(</mo>
                            <mrow>
                              <mrow>
                                <mi>s</mi>
                                <mi>'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row>
      </mrow>
    </mrow>
    <annotation encoding="StarMath 5.0">q^{%pi}(s,a) =  E_%pi { [ R_{t+1} + %gamma q^{%pi}(S_{t+1}, A_{t+1}) divides S_t = s, A_t = a]} = sum from { s' in S } { sum from {r in R} {p(s', r divides s, a) [r + %gamma q^{%pi}(s', %pi(s'))]} }
</annotation>
  </semantics>
</math>
</file>

<file path=Object 3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4/content.xml><?xml version="1.0" encoding="utf-8"?>
<math xmlns="http://www.w3.org/1998/Math/MathML" display="block">
  <semantics>
    <mrow>
      <msup>
        <mi>V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under>
          <mi mathvariant="italic">max</mi>
          <mi>a</mi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>γ</mi>
            </mrow>
            <mrow>
              <munder>
                <mo stretchy="false">∑</mo>
                <mrow>
                  <mi>s</mi>
                  <mi>'</mi>
                </mrow>
              </munder>
              <mi>P</mi>
            </mrow>
            <mrow>
              <mo fence="true" stretchy="false">(</mo>
              <mrow>
                <mrow>
                  <mi>s</mi>
                  <mrow>
                    <mi>'</mi>
                    <mo stretchy="false">∣</mo>
                    <mi>s</mi>
                  </mrow>
                  <mi>,</mi>
                  <mi>a</mi>
                </mrow>
              </mrow>
              <mo fence="true" stretchy="false">)</mo>
            </mrow>
            <msup>
              <mi>V</mi>
              <mtext>*</mtext>
            </msup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V^{"*"}(s) = max csub a { [ R(s,a) + %gamma sum from {s'} P(s' divides s, a) V^{"*"}(s') ]}
</annotation>
  </semantics>
</math>
</file>

<file path=Object 5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7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8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9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